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Arial1" svg:font-family="Arial1"/>
    <style:font-face style:name="Helv" svg:font-family="Helv"/>
  </office:font-face-decls>
  <office:automatic-styles>
    <style:style style:name="ce1" style:family="table-cell" style:parent-style-name="Default" style:data-style-name="N0"/>
    <style:style style:name="ce2" style:family="table-cell" style:parent-style-name="Normal_TSGB_32_3.8_32_1990-2008_32_-_32_progress" style:data-style-name="N0">
      <style:table-cell-properties style:vertical-align="automatic" fo:background-color="#FFFFFF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" style:family="table-cell" style:parent-style-name="Normal_20110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4" style:family="table-cell" style:parent-style-name="Default" style:data-style-name="N0">
      <style:table-cell-properties fo:background-color="#FFFFFF"/>
    </style:style>
    <style:style style:name="ce5" style:family="table-cell" style:parent-style-name="Hyperlink" style:data-style-name="N0">
      <style:table-cell-properties style:vertical-align="automatic" fo:background-color="#FFFFFF" style:cell-protect="none"/>
      <style:text-properties fo:color="#000000" style:text-underline-style="solid" style:text-underline-type="single"/>
    </style:style>
    <style:style style:name="ce6" style:family="table-cell" style:parent-style-name="Hyperlink" style:data-style-name="N0">
      <style:table-cell-properties style:vertical-align="automatic" fo:background-color="#FFFFFF" style:cell-protect="none"/>
      <style:text-properties fo:color="#0000FF" style:text-underline-style="solid" style:text-underline-type="single"/>
    </style:style>
    <style:style style:name="ce7" style:family="table-cell" style:parent-style-name="Normal_20110" style:data-style-name="N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6853" fo:font-size="12pt" style:font-size-asian="12pt" style:font-size-complex="12pt" fo:font-weight="bold" style:font-weight-asian="bold" style:font-weight-complex="bold"/>
    </style:style>
    <style:style style:name="ce8" style:family="table-cell" style:parent-style-name="Normal_20110" style:data-style-name="N0">
      <style:table-cell-properties style:vertical-align="automatic" fo:background-color="#FFFFFF"/>
      <style:text-properties fo:color="#006853" style:font-name="Tms Rmn" style:font-name-asian="Tms Rmn" style:font-name-complex="Tms Rmn"/>
    </style:style>
    <style:style style:name="ce9" style:family="table-cell" style:parent-style-name="Normal_20110" style:data-style-name="N0">
      <style:table-cell-properties style:vertical-align="automatic" fo:background-color="#FFFFFF" style:repeat-content="false"/>
      <style:paragraph-properties fo:text-align="start" fo:margin-left="0cm"/>
      <style:text-properties fo:color="#006853" style:font-name="Helv" style:font-name-asian="Helv" style:font-name-complex="Helv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/>
    </style:style>
    <style:style style:name="ce12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 style:writing-mode="l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 style:writing-mode="lr"/>
    </style:style>
    <style:style style:name="ce19" style:family="table-cell" style:parent-style-name="Comma" style:data-style-name="N36">
      <style:table-cell-properties style:vertical-align="automatic" fo:background-color="#FFFFFF" style:repeat-content="false"/>
      <style:paragraph-properties fo:text-align="end" fo:margin-right="0cm"/>
    </style:style>
    <style:style style:name="ce20" style:family="table-cell" style:parent-style-name="Percent_32_2_32_2_32_2" style:data-style-name="N13">
      <style:table-cell-properties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 style:writing-mode="l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#FFFFFF" style:repeat-content="false"/>
      <style:paragraph-properties fo:text-align="start" fo:margin-left="0cm" style:writing-mode="lr"/>
      <style:text-properties fo:font-weight="bold" style:font-weight-asian="bold" style:font-weight-complex="bold"/>
    </style:style>
    <style:style style:name="ce23" style:family="table-cell" style:parent-style-name="Comma" style:data-style-name="N36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Percent_32_2_32_2_32_2" style:data-style-name="N1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25" style:family="table-cell" style:parent-style-name="Normal_32_2_32_2" style:data-style-name="N0">
      <style:table-cell-properties style:vertical-align="top" fo:wrap-option="wrap" fo:background-color="#FFFFFF" style:repeat-content="false"/>
      <style:paragraph-properties fo:text-align="start" fo:margin-left="0cm" style:writing-mode="lr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repeat-content="false"/>
      <style:paragraph-properties fo:text-align="start" fo:margin-left="0cm" style:writing-mode="lr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2pt solid #000000" fo:border-left="none" fo:border-right="none" style:vertical-align="top" fo:wrap-option="wrap" fo:background-color="#FFFFFF" style:repeat-content="false"/>
      <style:paragraph-properties fo:text-align="start" fo:margin-left="0cm" style:writing-mode="lr"/>
      <style:text-properties fo:font-weight="bold" style:font-weight-asian="bold" style:font-weight-complex="bold"/>
    </style:style>
    <style:style style:name="ce29" style:family="table-cell" style:parent-style-name="Comma" style:data-style-name="N36">
      <style:table-cell-properties fo:border-top="thin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30" style:family="table-cell" style:parent-style-name="Percent_32_2_32_2_32_2" style:data-style-name="N13">
      <style:table-cell-properties fo:border-top="thin solid #000000" fo:border-bottom="2pt solid #000000" fo:border-left="none" fo:border-right="none" style:vertical-align="automatic" fo:background-color="#FFFFFF" style:repeat-content="false"/>
      <style:paragraph-properties fo:text-align="end" fo:margin-right="0cm"/>
      <style:text-properties fo:font-style="italic" style:font-style-asian="italic" style:font-style-complex="italic" fo:font-weight="bold" style:font-weight-asian="bold" style:font-weight-complex="bold"/>
    </style:style>
    <style:style style:name="ce31" style:family="table-cell" style:parent-style-name="Hyperlink" style:data-style-name="N0">
      <style:table-cell-properties fo:border-top="2pt solid #000000" fo:border-bottom="none" fo:border-left="none" fo:border-right="none" style:vertical-align="automatic" fo:wrap-option="wrap" fo:background-color="#FFFFFF"/>
      <style:text-properties fo:color="#0563C1" style:text-underline-style="solid" style:text-underline-type="single"/>
    </style:style>
    <style:style style:name="ce32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#FFFFFF"/>
    </style:style>
    <style:style style:name="ce33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34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35" style:family="table-cell" style:parent-style-name="Default" style:data-style-name="N0">
      <style:table-cell-properties style:vertical-align="automatic" fo:background-color="#FFFFFF"/>
    </style:style>
    <style:style style:name="ce36" style:family="table-cell" style:parent-style-name="Normal_TSGB_32_3.2_32__40_2009_41_" style:data-style-name="N0">
      <style:table-cell-properties style:vertical-align="automatic" fo:background-color="#FFFFFF"/>
      <style:text-properties style:font-name="Tms Rmn" style:font-name-asian="Tms Rmn" style:font-name-complex="Tms Rmn"/>
    </style:style>
    <style:style style:name="ce37" style:family="table-cell" style:parent-style-name="Default" style:data-style-name="N37">
      <style:table-cell-properties style:vertical-align="automatic" fo:background-color="#FFFFFF" style:repeat-content="false"/>
      <style:paragraph-properties fo:text-align="center"/>
    </style:style>
    <style:style style:name="ce38" style:family="table-cell" style:parent-style-name="Hyperlink" style:data-style-name="N0">
      <style:table-cell-properties style:vertical-align="automatic" fo:background-color="#FFFFFF"/>
      <style:text-properties fo:color="#000000" style:text-underline-style="none" style:text-underline-type="none"/>
    </style:style>
    <style:style style:name="ce39" style:family="table-cell" style:parent-style-name="Default" style:data-style-name="N0">
      <style:table-cell-properties style:vertical-align="automatic" fo:background-color="#FFFFFF"/>
      <style:text-properties fo:color="#FF0000"/>
    </style:style>
    <style:style style:name="ce40" style:family="table-cell" style:parent-style-name="Hyperlink" style:data-style-name="N0">
      <style:table-cell-properties style:vertical-align="automatic" fo:background-color="#FFFFFF"/>
      <style:text-properties fo:color="#000000" style:text-underline-style="solid" style:text-underline-type="single"/>
    </style:style>
    <style:style style:name="ce41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FF0000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.353cm"/>
    </style:style>
    <style:style style:name="ce43" style:family="table-cell" style:parent-style-name="Default" style:data-style-name="N0">
      <style:table-cell-properties fo:border-top="2pt solid #000000" fo:border-bottom="2pt solid #000000" fo:border-left="none" fo:border-right="none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2pt solid #000000" fo:border-bottom="2pt solid #000000" fo:border-left="none" fo:border-right="none" style:vertical-align="top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5" style:family="table-cell" style:parent-style-name="Hyperlink" style:data-style-name="N0">
      <style:table-cell-properties style:vertical-align="automatic" fo:background-color="#FFFFFF"/>
      <style:text-properties fo:color="#000000" style:text-underline-style="solid" style:text-underline-type="single"/>
    </style:style>
    <style:style style:name="ce46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00" style:text-underline-style="none" style:text-underline-type="none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4.7625cm"/>
    </style:style>
    <style:style style:name="co3" style:family="table-column">
      <style:table-column-properties fo:break-before="auto" style:column-width="1.71979166666667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9.5pt" style:use-optimal-row-height="true" fo:break-before="auto"/>
    </style:style>
    <style:style style:name="ro4" style:family="table-row">
      <style:table-row-properties style:row-height="26.1pt" style:use-optimal-row-height="false" fo:break-before="auto"/>
    </style:style>
    <style:style style:name="ro5" style:family="table-row">
      <style:table-row-properties style:row-height="26.25pt" style:use-optimal-row-height="false" fo:break-before="auto"/>
    </style:style>
    <style:style style:name="ro6" style:family="table-row">
      <style:table-row-properties style:row-height="12.7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13.5pt" style:use-optimal-row-height="true" fo:break-before="auto"/>
    </style:style>
    <style:style style:name="ro9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NV050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9" table:default-cell-style-name="ce4"/>
        <table:table-column table:style-name="co4" table:default-cell-style-name="ce4"/>
        <table:table-column table:style-name="co5" table:number-columns-repeated="16372" table:default-cell-style-name="ce4"/>
        <table:table-row table:style-name="ro1">
          <table:table-cell office:value-type="string" table:style-name="ce2">
            <text:p>Department for Transport statistics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office:value-type="string" table:style-name="ce5">
            <text:p><text:a xlink:href="https://www.gov.uk/government/collections/energy-and-environment-statistics">Energy and environment</text:a></text:p>
          </table:table-cell>
          <table:table-cell table:number-columns-repeated="11" table:style-name="ce3"/>
          <table:table-cell table:number-columns-repeated="16372"/>
        </table:table-row>
        <table:table-row table:style-name="ro2">
          <table:table-cell table:style-name="ce6"/>
          <table:table-cell table:number-columns-repeated="11" table:style-name="ce3"/>
          <table:table-cell table:number-columns-repeated="16372"/>
        </table:table-row>
        <table:table-row table:style-name="ro3">
          <table:table-cell office:value-type="string" table:style-name="ce7">
            <text:p>Table ENV0501 (TSGB0311)</text:p>
          </table:table-cell>
          <table:table-cell table:style-name="ce8"/>
          <table:table-cell table:number-columns-repeated="10" table:style-name="ce9"/>
          <table:table-cell table:number-columns-repeated="16372"/>
        </table:table-row>
        <table:table-row table:style-name="ro3">
          <table:table-cell office:value-type="string" table:style-name="ce7">
            <text:p>Volume of fuels by fuel type: United Kingdom</text:p>
          </table:table-cell>
          <table:table-cell table:style-name="ce8"/>
          <table:table-cell table:number-columns-repeated="10" table:style-name="ce9"/>
          <table:table-cell table:number-columns-repeated="16372"/>
        </table:table-row>
        <table:table-row table:style-name="ro2">
          <table:table-cell table:style-name="ce10">
            <draw:frame draw:z-index="1" draw:id="id0" draw:style-name="a0" draw:name="Chart 1" svg:x="0in" svg:y="0in" svg:width="3.01653in" svg:height="0.0003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8" table:style-name="ce11"/>
          <table:table-cell table:style-name="ce12"/>
          <table:table-cell table:style-name="ce4"/>
          <table:table-cell office:value-type="string" table:style-name="ce13">
            <text:p>Volume, million litres equivalent</text:p>
          </table:table-cell>
          <table:table-cell table:number-columns-repeated="16372"/>
        </table:table-row>
        <table:table-row table:style-name="ro4">
          <table:table-cell table:number-columns-repeated="2" table:style-name="ce4"/>
          <table:table-cell office:value-type="string" table:number-columns-spanned="9" table:number-rows-spanned="1" table:style-name="ce43">
            <text:p>Supply periods</text:p>
          </table:table-cell>
          <table:covered-table-cell table:number-columns-repeated="8"/>
          <table:table-cell office:value-type="string" table:number-columns-spanned="1" table:number-rows-spanned="2" table:style-name="ce44">
            <text:p>Percentage of total fuel supply in 2016/17</text:p>
          </table:table-cell>
          <table:table-cell table:number-columns-repeated="16372"/>
        </table:table-row>
        <table:table-row table:style-name="ro5">
          <table:table-cell table:style-name="ce14"/>
          <table:table-cell office:value-type="string" table:style-name="ce15">
            <text:p>Fuel type</text:p>
          </table:table-cell>
          <table:table-cell office:value-type="string" table:style-name="ce16">
            <text:p>2008/09<text:span text:style-name="T3">1</text:span></text:p>
          </table:table-cell>
          <table:table-cell office:value-type="string" table:style-name="ce16">
            <text:p>2009/10</text:p>
          </table:table-cell>
          <table:table-cell office:value-type="string" table:style-name="ce16">
            <text:p>2010/11</text:p>
          </table:table-cell>
          <table:table-cell office:value-type="string" table:style-name="ce16">
            <text:p>2011/12</text:p>
          </table:table-cell>
          <table:table-cell office:value-type="string" table:style-name="ce16">
            <text:p>2012/13</text:p>
          </table:table-cell>
          <table:table-cell office:value-type="string" table:style-name="ce16">
            <text:p>2013/14</text:p>
          </table:table-cell>
          <table:table-cell office:value-type="string" table:style-name="ce16">
            <text:p>2014/15</text:p>
          </table:table-cell>
          <table:table-cell office:value-type="string" table:style-name="ce16">
            <text:p>2015/16</text:p>
          </table:table-cell>
          <table:table-cell office:value-type="string" table:style-name="ce16">
            <text:p>2016/17</text:p>
          </table:table-cell>
          <table:covered-table-cell/>
          <table:table-cell table:number-columns-repeated="16372"/>
        </table:table-row>
        <table:table-row table:style-name="ro6">
          <table:table-cell office:value-type="string" table:style-name="ce17">
            <text:p>Fossil fuels</text:p>
          </table:table-cell>
          <table:table-cell office:value-type="string" table:style-name="ce18">
            <text:p>Diesel</text:p>
          </table:table-cell>
          <table:table-cell office:value-type="float" office:value="24309" table:style-name="ce19">
            <text:p><text:s/>24,309<text:s/></text:p>
          </table:table-cell>
          <table:table-cell office:value-type="float" office:value="24370.968690000002" table:style-name="ce19">
            <text:p><text:s/>24,371<text:s/></text:p>
          </table:table-cell>
          <table:table-cell office:value-type="float" office:value="24958.151689999999" table:style-name="ce19">
            <text:p><text:s/>24,958<text:s/></text:p>
          </table:table-cell>
          <table:table-cell office:value-type="float" office:value="25256.29377" table:style-name="ce19">
            <text:p><text:s/>25,256<text:s/></text:p>
          </table:table-cell>
          <table:table-cell office:value-type="float" office:value="25832.956171000002" table:style-name="ce19">
            <text:p><text:s/>25,833<text:s/></text:p>
          </table:table-cell>
          <table:table-cell office:value-type="float" office:value="26333.363559000001" table:style-name="ce19">
            <text:p><text:s/>26,333<text:s/></text:p>
          </table:table-cell>
          <table:table-cell office:value-type="float" office:value="27168.091608999999" table:style-name="ce19">
            <text:p><text:s/>27,168<text:s/></text:p>
          </table:table-cell>
          <table:table-cell office:value-type="float" office:value="28412.228418999999" table:style-name="ce19">
            <text:p><text:s/>28,412<text:s/></text:p>
          </table:table-cell>
          <table:table-cell office:value-type="float" office:value="29246.487222" table:style-name="ce19">
            <text:p><text:s/>29,246<text:s/></text:p>
          </table:table-cell>
          <table:table-cell office:value-type="percentage" office:value="0.55912820472146574" table:style-name="ce20">
            <text:p>56%</text:p>
          </table:table-cell>
          <table:table-cell table:number-columns-repeated="16372"/>
        </table:table-row>
        <table:table-row table:style-name="ro6">
          <table:table-cell table:style-name="ce4"/>
          <table:table-cell office:value-type="string" table:style-name="ce18">
            <text:p>Low sulphur gas oil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5211.8585679999997" table:style-name="ce19">
            <text:p><text:s/>5,212<text:s/></text:p>
          </table:table-cell>
          <table:table-cell office:value-type="float" office:value="5340.9300640000001" table:style-name="ce19">
            <text:p><text:s/>5,341<text:s/></text:p>
          </table:table-cell>
          <table:table-cell office:value-type="float" office:value="5255.4408709999998" table:style-name="ce19">
            <text:p><text:s/>5,255<text:s/></text:p>
          </table:table-cell>
          <table:table-cell office:value-type="float" office:value="5291.8910619999997" table:style-name="ce19">
            <text:p><text:s/>5,292<text:s/></text:p>
          </table:table-cell>
          <table:table-cell office:value-type="percentage" office:value="0.10116926270898978" table:style-name="ce20">
            <text:p>10%</text:p>
          </table:table-cell>
          <table:table-cell table:number-columns-repeated="16372"/>
        </table:table-row>
        <table:table-row table:style-name="ro6">
          <table:table-cell table:style-name="ce17"/>
          <table:table-cell office:value-type="string" table:style-name="ce18">
            <text:p>MTBE (fossil portion)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0" table:style-name="ce19">
            <text:p><text:s/>-00<text:s/></text:p>
          </table:table-cell>
          <table:table-cell office:value-type="float" office:value="67.291622000000004" table:style-name="ce19">
            <text:p><text:s/>67<text:s/></text:p>
          </table:table-cell>
          <table:table-cell office:value-type="float" office:value="40.893740000000001" table:style-name="ce19">
            <text:p><text:s/>41<text:s/>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72"/>
        </table:table-row>
        <table:table-row table:style-name="ro6">
          <table:table-cell table:style-name="ce21"/>
          <table:table-cell office:value-type="string" table:style-name="ce18">
            <text:p>Petrol</text:p>
          </table:table-cell>
          <table:table-cell office:value-type="float" office:value="22104" table:style-name="ce19">
            <text:p><text:s/>22,104<text:s/></text:p>
          </table:table-cell>
          <table:table-cell office:value-type="float" office:value="21216.224579999998" table:style-name="ce19">
            <text:p><text:s/>21,216<text:s/></text:p>
          </table:table-cell>
          <table:table-cell office:value-type="float" office:value="19875.63076" table:style-name="ce19">
            <text:p><text:s/>19,876<text:s/></text:p>
          </table:table-cell>
          <table:table-cell office:value-type="float" office:value="18776.096580000001" table:style-name="ce19">
            <text:p><text:s/>18,776<text:s/></text:p>
          </table:table-cell>
          <table:table-cell office:value-type="float" office:value="17465.89849" table:style-name="ce19">
            <text:p><text:s/>17,466<text:s/></text:p>
          </table:table-cell>
          <table:table-cell office:value-type="float" office:value="17086.976086999999" table:style-name="ce19">
            <text:p><text:s/>17,087<text:s/></text:p>
          </table:table-cell>
          <table:table-cell office:value-type="float" office:value="16689.78098" table:style-name="ce19">
            <text:p><text:s/>16,690<text:s/></text:p>
          </table:table-cell>
          <table:table-cell office:value-type="float" office:value="16433.289744999998" table:style-name="ce19">
            <text:p><text:s/>16,433<text:s/></text:p>
          </table:table-cell>
          <table:table-cell office:value-type="float" office:value="16228.187255999999" table:style-name="ce19">
            <text:p><text:s/>16,228<text:s/></text:p>
          </table:table-cell>
          <table:table-cell office:value-type="percentage" office:value="0.31024707813475849" table:style-name="ce20">
            <text:p>31%</text:p>
          </table:table-cell>
          <table:table-cell table:number-columns-repeated="16372"/>
        </table:table-row>
        <table:table-row table:style-name="ro6">
          <table:table-cell table:style-name="ce21"/>
          <table:table-cell office:value-type="string" table:style-name="ce22">
            <text:p>Total</text:p>
          </table:table-cell>
          <table:table-cell office:value-type="float" office:value="46413" table:style-name="ce23">
            <text:p><text:s/>46,413<text:s/></text:p>
          </table:table-cell>
          <table:table-cell office:value-type="float" office:value="45587.193270000003" table:style-name="ce23">
            <text:p><text:s/>45,587<text:s/></text:p>
          </table:table-cell>
          <table:table-cell office:value-type="float" office:value="44833.782440000003" table:style-name="ce23">
            <text:p><text:s/>44,834<text:s/></text:p>
          </table:table-cell>
          <table:table-cell office:value-type="float" office:value="44032.390359999998" table:style-name="ce23">
            <text:p><text:s/>44,032<text:s/></text:p>
          </table:table-cell>
          <table:table-cell office:value-type="float" office:value="43366.146283000002" table:style-name="ce23">
            <text:p><text:s/>43,366<text:s/></text:p>
          </table:table-cell>
          <table:table-cell office:value-type="float" office:value="48673.091954000003" table:style-name="ce23">
            <text:p><text:s/>48,673<text:s/></text:p>
          </table:table-cell>
          <table:table-cell office:value-type="float" office:value="49198.802652999999" table:style-name="ce23">
            <text:p><text:s/>49,199<text:s/></text:p>
          </table:table-cell>
          <table:table-cell office:value-type="float" office:value="50100.959035" table:style-name="ce23">
            <text:p><text:s/>50,101<text:s/></text:p>
          </table:table-cell>
          <table:table-cell office:value-type="float" office:value="50766.565540000003" table:style-name="ce23">
            <text:p><text:s/>50,767<text:s/></text:p>
          </table:table-cell>
          <table:table-cell office:value-type="percentage" office:value="0.97054454556521419" table:style-name="ce24">
            <text:p>97%</text:p>
          </table:table-cell>
          <table:table-cell table:number-columns-repeated="16372"/>
        </table:table-row>
        <table:table-row table:style-name="ro6">
          <table:table-cell office:value-type="string" table:style-name="ce17">
            <text:p>Renewable fuels</text:p>
          </table:table-cell>
          <table:table-cell office:value-type="string" table:style-name="ce18">
            <text:p>Biodiesel ME</text:p>
          </table:table-cell>
          <table:table-cell office:value-type="float" office:value="1057.7358019999999" table:style-name="ce19">
            <text:p><text:s/>1,058<text:s/></text:p>
          </table:table-cell>
          <table:table-cell office:value-type="float" office:value="1112.7921739999999" table:style-name="ce19">
            <text:p><text:s/>1,113<text:s/></text:p>
          </table:table-cell>
          <table:table-cell office:value-type="float" office:value="899.08619499999998" table:style-name="ce19">
            <text:p><text:s/>899<text:s/></text:p>
          </table:table-cell>
          <table:table-cell office:value-type="float" office:value="929.95369000000005" table:style-name="ce19">
            <text:p><text:s/>930<text:s/></text:p>
          </table:table-cell>
          <table:table-cell office:value-type="float" office:value="493.26822199999998" table:style-name="ce19">
            <text:p><text:s/>493<text:s/></text:p>
          </table:table-cell>
          <table:table-cell office:value-type="float" office:value="860.82094199999995" table:style-name="ce19">
            <text:p><text:s/>861<text:s/></text:p>
          </table:table-cell>
          <table:table-cell office:value-type="float" office:value="837.39953000000003" table:style-name="ce19">
            <text:p><text:s/>837<text:s/></text:p>
          </table:table-cell>
          <table:table-cell office:value-type="float" office:value="733.27253700000006" table:style-name="ce19">
            <text:p><text:s/>733<text:s/></text:p>
          </table:table-cell>
          <table:table-cell office:value-type="float" office:value="721.07674099999997" table:style-name="ce19">
            <text:p><text:s/>721<text:s/></text:p>
          </table:table-cell>
          <table:table-cell office:value-type="percentage" office:value="1.3785393801360755E-2" table:style-name="ce20">
            <text:p>1%</text:p>
          </table:table-cell>
          <table:table-cell table:number-columns-repeated="16372"/>
        </table:table-row>
        <table:table-row table:style-name="ro6">
          <table:table-cell table:style-name="ce17"/>
          <table:table-cell office:value-type="string" table:style-name="ce18">
            <text:p>Bioethanol</text:p>
          </table:table-cell>
          <table:table-cell office:value-type="float" office:value="229.41404" table:style-name="ce19">
            <text:p><text:s/>229<text:s/></text:p>
          </table:table-cell>
          <table:table-cell office:value-type="float" office:value="453.91156699999999" table:style-name="ce19">
            <text:p><text:s/>454<text:s/></text:p>
          </table:table-cell>
          <table:table-cell office:value-type="float" office:value="617.722398" table:style-name="ce19">
            <text:p><text:s/>618<text:s/></text:p>
          </table:table-cell>
          <table:table-cell office:value-type="float" office:value="698.21663100000001" table:style-name="ce19">
            <text:p><text:s/>698<text:s/></text:p>
          </table:table-cell>
          <table:table-cell office:value-type="float" office:value="782.46290599999998" table:style-name="ce19">
            <text:p><text:s/>782<text:s/></text:p>
          </table:table-cell>
          <table:table-cell office:value-type="float" office:value="827.79467999999997" table:style-name="ce19">
            <text:p><text:s/>828<text:s/></text:p>
          </table:table-cell>
          <table:table-cell office:value-type="float" office:value="808.48209399999996" table:style-name="ce19">
            <text:p><text:s/>808<text:s/></text:p>
          </table:table-cell>
          <table:table-cell office:value-type="float" office:value="789.38050199999998" table:style-name="ce19">
            <text:p><text:s/>789<text:s/></text:p>
          </table:table-cell>
          <table:table-cell office:value-type="float" office:value="758.03627400000005" table:style-name="ce19">
            <text:p><text:s/>758<text:s/></text:p>
          </table:table-cell>
          <table:table-cell office:value-type="percentage" office:value="1.4491978396521605E-2" table:style-name="ce20">
            <text:p>1%</text:p>
          </table:table-cell>
          <table:table-cell table:number-columns-repeated="16372"/>
        </table:table-row>
        <table:table-row table:style-name="ro7">
          <table:table-cell table:style-name="ce17"/>
          <table:table-cell office:value-type="string" table:style-name="ce18">
            <text:p>Biomethane<text:span text:style-name="T4">2 R</text:span></text:p>
          </table:table-cell>
          <table:table-cell office:value-type="float" office:value="0.78983000000000003" table:style-name="ce19">
            <text:p><text:s/>1<text:s/></text:p>
          </table:table-cell>
          <table:table-cell office:value-type="float" office:value="0.37201429999999996" table:style-name="ce19">
            <text:p><text:s/>0<text:s/></text:p>
          </table:table-cell>
          <table:table-cell office:value-type="float" office:value="0.81359329999999996" table:style-name="ce19">
            <text:p><text:s/>1<text:s/></text:p>
          </table:table-cell>
          <table:table-cell office:value-type="float" office:value="1.3739564999999998" table:style-name="ce19">
            <text:p><text:s/>1<text:s/></text:p>
          </table:table-cell>
          <table:table-cell office:value-type="float" office:value="2.3058209999999999" table:style-name="ce19">
            <text:p><text:s/>2<text:s/></text:p>
          </table:table-cell>
          <table:table-cell office:value-type="float" office:value="3.9004643999999997" table:style-name="ce19">
            <text:p><text:s/>4<text:s/></text:p>
          </table:table-cell>
          <table:table-cell office:value-type="float" office:value="2.9817535999999998" table:style-name="ce19">
            <text:p><text:s/>3<text:s/></text:p>
          </table:table-cell>
          <table:table-cell office:value-type="float" office:value="1.3520380999999999" table:style-name="ce19">
            <text:p><text:s/>1<text:s/></text:p>
          </table:table-cell>
          <table:table-cell office:value-type="float" office:value="0.64371100000000003" table:style-name="ce19">
            <text:p><text:s/>1<text:s/></text:p>
          </table:table-cell>
          <table:table-cell office:value-type="percentage" office:value="1.2306331801746098E-5" table:style-name="ce20">
            <text:p>0%</text:p>
          </table:table-cell>
          <table:table-cell table:number-columns-repeated="16372"/>
        </table:table-row>
        <table:table-row table:style-name="ro6">
          <table:table-cell table:style-name="ce17"/>
          <table:table-cell office:value-type="string" table:style-name="ce18">
            <text:p>Biomethanol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.4166340000000002" table:style-name="ce19">
            <text:p><text:s/>2<text:s/></text:p>
          </table:table-cell>
          <table:table-cell office:value-type="float" office:value="34.917544999999997" table:style-name="ce19">
            <text:p><text:s/>35<text:s/></text:p>
          </table:table-cell>
          <table:table-cell office:value-type="float" office:value="43.581574000000003" table:style-name="ce19">
            <text:p><text:s/>44<text:s/></text:p>
          </table:table-cell>
          <table:table-cell office:value-type="float" office:value="22.252607999999999" table:style-name="ce19">
            <text:p><text:s/>22<text:s/></text:p>
          </table:table-cell>
          <table:table-cell office:value-type="float" office:value="31.431643999999999" table:style-name="ce19">
            <text:p><text:s/>31<text:s/></text:p>
          </table:table-cell>
          <table:table-cell office:value-type="float" office:value="57.176431999999998" table:style-name="ce19">
            <text:p><text:s/>57<text:s/></text:p>
          </table:table-cell>
          <table:table-cell office:value-type="percentage" office:value="1.0930870273025833E-3" table:style-name="ce20">
            <text:p>0%</text:p>
          </table:table-cell>
          <table:table-cell table:number-columns-repeated="16372"/>
        </table:table-row>
        <table:table-row table:style-name="ro6">
          <table:table-cell table:style-name="ce17"/>
          <table:table-cell office:value-type="string" table:style-name="ce25">
            <text:p>HVO (renewable portion)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3.4624489999999999" table:style-name="ce19">
            <text:p><text:s/>3<text:s/>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9.5139999999999999E-3" table:style-name="ce19">
            <text:p><text:s/>0<text:s/></text:p>
          </table:table-cell>
          <table:table-cell office:value-type="float" office:value="7.8756259999999996" table:style-name="ce19">
            <text:p><text:s/>8<text:s/></text:p>
          </table:table-cell>
          <table:table-cell office:value-type="float" office:value="1.232877" table:style-name="ce19">
            <text:p><text:s/>1<text:s/></text:p>
          </table:table-cell>
          <table:table-cell office:value-type="percentage" office:value="2.3569883740904418E-5" table:style-name="ce20">
            <text:p>0%</text:p>
          </table:table-cell>
          <table:table-cell table:number-columns-repeated="16372"/>
        </table:table-row>
        <table:table-row table:style-name="ro6">
          <table:table-cell table:style-name="ce17"/>
          <table:table-cell office:value-type="string" table:style-name="ce25">
            <text:p>MTBE (renewable portion)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27.592214999999999" table:style-name="ce19">
            <text:p><text:s/>28<text:s/></text:p>
          </table:table-cell>
          <table:table-cell office:value-type="float" office:value="8.8619129999999995" table:style-name="ce19">
            <text:p><text:s/>9<text:s/>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72"/>
        </table:table-row>
        <table:table-row table:style-name="ro6">
          <table:table-cell table:style-name="ce17"/>
          <table:table-cell office:value-type="string" table:style-name="ce25">
            <text:p>Bioethanol - ETBE P595</text:p>
          </table:table-cell>
          <table:table-cell office:value-type="string" table:style-name="ce19">
            <text:p>-</text:p>
          </table:table-cell>
          <table:table-cell office:value-type="float" office:value="1.1698839999999999" table:style-name="ce19">
            <text:p><text:s/>1<text:s/></text:p>
          </table:table-cell>
          <table:table-cell office:value-type="float" office:value="0.15748599999999999" table:style-name="ce19">
            <text:p><text:s/>0<text:s/>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72"/>
        </table:table-row>
        <table:table-row table:style-name="ro6">
          <table:table-cell table:style-name="ce17"/>
          <table:table-cell office:value-type="string" table:style-name="ce25">
            <text:p>Pure vegetable oil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0.23249800000000001" table:style-name="ce19">
            <text:p><text:s/>0<text:s/></text:p>
          </table:table-cell>
          <table:table-cell office:value-type="float" office:value="0.23535" table:style-name="ce19">
            <text:p><text:s/>0<text:s/>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table:number-columns-repeated="16372"/>
        </table:table-row>
        <table:table-row table:style-name="ro6">
          <table:table-cell table:style-name="ce21"/>
          <table:table-cell office:value-type="string" table:style-name="ce18">
            <text:p>Off-road biodiesel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string" table:style-name="ce19">
            <text:p>-</text:p>
          </table:table-cell>
          <table:table-cell office:value-type="float" office:value="0.90301399999999998" table:style-name="ce19">
            <text:p><text:s/>1<text:s/></text:p>
          </table:table-cell>
          <table:table-cell office:value-type="float" office:value="1.767614" table:style-name="ce19">
            <text:p><text:s/>2<text:s/></text:p>
          </table:table-cell>
          <table:table-cell office:value-type="float" office:value="2.7903790000000002" table:style-name="ce19">
            <text:p><text:s/>3<text:s/></text:p>
          </table:table-cell>
          <table:table-cell office:value-type="float" office:value="2.5692819999999998" table:style-name="ce19">
            <text:p><text:s/>3<text:s/></text:p>
          </table:table-cell>
          <table:table-cell office:value-type="percentage" office:value="4.9118994058286735E-5" table:style-name="ce20">
            <text:p>0%</text:p>
          </table:table-cell>
          <table:table-cell table:number-columns-repeated="16372"/>
        </table:table-row>
        <table:table-row table:style-name="ro7">
          <table:table-cell table:style-name="ce26"/>
          <table:table-cell office:value-type="string" table:style-name="ce22">
            <text:p>Total<text:span text:style-name="T3"><text:s/>R</text:span></text:p>
          </table:table-cell>
          <table:table-cell office:value-type="float" office:value="1287.9396719999997" table:style-name="ce23">
            <text:p><text:s/>1,288<text:s/></text:p>
          </table:table-cell>
          <table:table-cell office:value-type="float" office:value="1568.2456392999998" table:style-name="ce23">
            <text:p><text:s/>1,568<text:s/></text:p>
          </table:table-cell>
          <table:table-cell office:value-type="float" office:value="1517.7796723000001" table:style-name="ce23">
            <text:p><text:s/>1,518<text:s/></text:p>
          </table:table-cell>
          <table:table-cell office:value-type="float" office:value="1635.6558585000002" table:style-name="ce23">
            <text:p><text:s/>1,636<text:s/></text:p>
          </table:table-cell>
          <table:table-cell office:value-type="float" office:value="1340.7820589999997" table:style-name="ce23">
            <text:p><text:s/>1,341<text:s/></text:p>
          </table:table-cell>
          <table:table-cell office:value-type="float" office:value="1745.8625873999997" table:style-name="ce23">
            <text:p><text:s/>1,746<text:s/></text:p>
          </table:table-cell>
          <table:table-cell office:value-type="float" office:value="1672.8931136000003" table:style-name="ce23">
            <text:p><text:s/>1,673<text:s/></text:p>
          </table:table-cell>
          <table:table-cell office:value-type="float" office:value="1566.1027261000002" table:style-name="ce23">
            <text:p><text:s/>1,566<text:s/></text:p>
          </table:table-cell>
          <table:table-cell office:value-type="float" office:value="1540.7353169999997" table:style-name="ce23">
            <text:p><text:s/>1,541<text:s/></text:p>
          </table:table-cell>
          <table:table-cell office:value-type="percentage" office:value="2.945545443478588E-2" table:style-name="ce24">
            <text:p>3%</text:p>
          </table:table-cell>
          <table:table-cell table:number-columns-repeated="16372"/>
        </table:table-row>
        <table:table-row table:style-name="ro8">
          <table:table-cell office:value-type="string" table:style-name="ce27">
            <text:p>Total R</text:p>
          </table:table-cell>
          <table:table-cell table:style-name="ce28"/>
          <table:table-cell office:value-type="float" office:value="47700.939672" table:style-name="ce29">
            <text:p><text:s/>47,701<text:s/></text:p>
          </table:table-cell>
          <table:table-cell office:value-type="float" office:value="47155.438909300006" table:style-name="ce29">
            <text:p><text:s/>47,155<text:s/></text:p>
          </table:table-cell>
          <table:table-cell office:value-type="float" office:value="46351.562112300002" table:style-name="ce29">
            <text:p><text:s/>46,352<text:s/></text:p>
          </table:table-cell>
          <table:table-cell office:value-type="float" office:value="45668.0462185" table:style-name="ce29">
            <text:p><text:s/>45,668<text:s/></text:p>
          </table:table-cell>
          <table:table-cell office:value-type="float" office:value="44706.928341999999" table:style-name="ce29">
            <text:p><text:s/>44,707<text:s/></text:p>
          </table:table-cell>
          <table:table-cell office:value-type="float" office:value="50418.954541400002" table:style-name="ce29">
            <text:p><text:s/>50,419<text:s/></text:p>
          </table:table-cell>
          <table:table-cell office:value-type="float" office:value="50871.695766600002" table:style-name="ce29">
            <text:p><text:s/>50,872<text:s/></text:p>
          </table:table-cell>
          <table:table-cell office:value-type="float" office:value="51667.061761099998" table:style-name="ce29">
            <text:p><text:s/>51,667<text:s/></text:p>
          </table:table-cell>
          <table:table-cell office:value-type="float" office:value="52307.300857000002" table:style-name="ce29">
            <text:p><text:s/>52,307<text:s/></text:p>
          </table:table-cell>
          <table:table-cell office:value-type="percentage" office:value="1" table:style-name="ce30">
            <text:p>100%</text:p>
          </table:table-cell>
          <table:table-cell table:number-columns-repeated="16372"/>
        </table:table-row>
        <table:table-row table:style-name="ro2">
          <table:table-cell table:style-name="ce31"/>
          <table:table-cell table:style-name="ce32"/>
          <table:table-cell table:number-columns-repeated="9" table:style-name="ce33"/>
          <table:table-cell table:style-name="ce34"/>
          <table:table-cell table:number-columns-repeated="16372"/>
        </table:table-row>
        <table:table-row table:style-name="ro9">
          <table:table-cell office:value-type="string" table:style-name="ce35">
            <text:p>1. Figures for 2008/09 for fossil fuel are from HMRC.</text:p>
          </table:table-cell>
          <table:table-cell table:number-columns-repeated="3" table:style-name="ce36"/>
          <table:table-cell table:number-columns-repeated="7" table:style-name="ce37"/>
          <table:table-cell office:value-type="string" table:style-name="ce34">
            <text:p>Source: DfT</text:p>
          </table:table-cell>
          <table:table-cell table:number-columns-repeated="16372"/>
        </table:table-row>
        <table:table-row table:style-name="ro9">
          <table:table-cell office:value-type="string" table:style-name="ce38">
            <text:p>2. Biogases (such as biomethane) are reported in kg but are converted to litres using standard</text:p>
          </table:table-cell>
          <table:table-cell table:style-name="ce39"/>
          <table:table-cell table:number-columns-repeated="9" table:style-name="ce37"/>
          <table:table-cell office:value-type="string" table:style-name="ce34">
            <text:p>Last updated: December 2018</text:p>
          </table:table-cell>
          <table:table-cell table:number-columns-repeated="16372"/>
        </table:table-row>
        <table:table-row table:style-name="ro9">
          <table:table-cell office:value-type="string" table:number-columns-spanned="5" table:number-rows-spanned="1" table:style-name="ce45">
            <text:p><text:a xlink:href="https://www.gov.uk/government/collections/renewable-transport-fuels-obligation-rtfo-orders"><text:span text:style-name="T1"><text:s text:c="4"/>multiplication factors (1.9 for biomethane) as stated in the<text:s/></text:span>RTFO Order<text:span text:style-name="T1">.</text:span></text:a></text:p>
          </table:table-cell>
          <table:covered-table-cell table:number-columns-repeated="4"/>
          <table:table-cell table:style-name="ce37"/>
          <table:table-cell table:number-columns-repeated="3" table:style-name="ce41"/>
          <table:table-cell table:number-columns-repeated="2" table:style-name="ce36"/>
          <table:table-cell office:value-type="string" table:style-name="ce34">
            <text:p>Next update: December 2019</text:p>
          </table:table-cell>
          <table:table-cell table:number-columns-repeated="16372"/>
        </table:table-row>
        <table:table-row table:style-name="ro9">
          <table:table-cell table:style-name="ce4"/>
          <table:table-cell table:style-name="ce39"/>
          <table:table-cell table:number-columns-repeated="4" table:style-name="ce37"/>
          <table:table-cell table:number-columns-repeated="5" table:style-name="ce41"/>
          <table:table-cell office:value-type="string" table:style-name="ce34">
            <text:p>Telephone: 020 7944 4847</text:p>
          </table:table-cell>
          <table:table-cell table:number-columns-repeated="16372"/>
        </table:table-row>
        <table:table-row table:style-name="ro9">
          <table:table-cell office:value-type="string" table:style-name="ce35">
            <text:p>ETBE is Ethyl tert-butyl ether (and an alternative to MTBE)</text:p>
          </table:table-cell>
          <table:table-cell table:style-name="ce36"/>
          <table:table-cell table:number-columns-repeated="4" table:style-name="ce37"/>
          <table:table-cell table:style-name="ce41"/>
          <table:table-cell table:number-columns-repeated="4" table:style-name="ce36"/>
          <table:table-cell office:value-type="string" table:style-name="ce46">
            <text:p><text:a xlink:href="mailto:rtfo-compliance@dft.gov.uk">Email: rtfo-compliance@dft.gov.uk</text:a></text:p>
          </table:table-cell>
          <table:table-cell table:number-columns-repeated="16372"/>
        </table:table-row>
        <table:table-row table:style-name="ro9">
          <table:table-cell office:value-type="string" table:style-name="ce35">
            <text:p>HVO is Hydrogenated Vegetable Oil</text:p>
          </table:table-cell>
          <table:table-cell table:style-name="ce36"/>
          <table:table-cell table:number-columns-repeated="4" table:style-name="ce41"/>
          <table:table-cell table:number-columns-repeated="5" table:style-name="ce36"/>
          <table:table-cell office:value-type="string" table:style-name="ce34">
            <text:p>The figures in this table are outside the scope of National Statistics</text:p>
          </table:table-cell>
          <table:table-cell table:number-columns-repeated="16372"/>
        </table:table-row>
        <table:table-row table:style-name="ro9">
          <table:table-cell office:value-type="string" table:style-name="ce4">
            <text:p>ME is Methyl Ester</text:p>
          </table:table-cell>
          <table:table-cell table:style-name="ce36"/>
          <table:table-cell table:number-columns-repeated="4" table:style-name="ce41"/>
          <table:table-cell table:number-columns-repeated="5" table:style-name="ce36"/>
          <table:table-cell table:number-columns-repeated="16373" table:style-name="ce4"/>
        </table:table-row>
        <table:table-row table:style-name="ro9">
          <table:table-cell office:value-type="string" table:style-name="ce35">
            <text:p>MTBE is Methyl Tert-Butyl Ether</text:p>
          </table:table-cell>
          <table:table-cell table:number-columns-repeated="10" table:style-name="ce36"/>
          <table:table-cell table:number-columns-repeated="16373" table:style-name="ce4"/>
        </table:table-row>
        <table:table-row table:style-name="ro9">
          <table:table-cell table:style-name="ce36"/>
          <table:table-cell table:style-name="ce39"/>
          <table:table-cell table:number-columns-repeated="2" table:style-name="ce37"/>
          <table:table-cell table:number-columns-repeated="8" table:style-name="ce36"/>
          <table:table-cell table:number-columns-repeated="16372"/>
        </table:table-row>
        <table:table-row table:style-name="ro9">
          <table:table-cell office:value-type="string" table:style-name="ce35">
            <text:p>For further information on biofuel statistics see:</text:p>
          </table:table-cell>
          <table:table-cell table:number-columns-repeated="16383" table:style-name="ce4"/>
        </table:table-row>
        <table:table-row table:style-name="ro9">
          <table:table-cell office:value-type="string" table:style-name="ce40">
            <text:p><text:a xlink:href="https://www.gov.uk/government/publications/biofuels-statistics-notes-and-definitions"><text:span text:style-name="T1"><text:s/>-<text:s/></text:span>Notes and definitions</text:a></text:p>
          </table:table-cell>
          <table:table-cell table:number-columns-repeated="16383" table:style-name="ce4"/>
        </table:table-row>
        <table:table-row table:style-name="ro9">
          <table:table-cell office:value-type="string" table:style-name="ce40">
            <text:p><text:a xlink:href="https://www.gov.uk/government/statistics/biofuel-statistics-year-9-2016-to-2017-report-6"><text:span text:style-name="T1"><text:s/>-<text:s/></text:span>Report</text:a></text:p>
          </table:table-cell>
          <table:table-cell table:number-columns-repeated="16383" table:style-name="ce4"/>
        </table:table-row>
        <table:table-row table:style-name="ro9">
          <table:table-cell office:value-type="string" table:style-name="ce40">
            <text:p><text:a xlink:href="https://www.gov.uk/government/publications/renewable-transport-fuel-obligation-rtfo-guidance-year-11"><text:span text:style-name="T1"><text:s/>-<text:s/></text:span>Guidance on the RTFO</text:a></text:p>
          </table:table-cell>
          <table:table-cell table:number-columns-repeated="16383" table:style-name="ce4"/>
        </table:table-row>
        <table:table-row table:style-name="ro9">
          <table:table-cell table:number-columns-repeated="16384" table:style-name="ce4"/>
        </table:table-row>
        <table:table-row table:style-name="ro9">
          <table:table-cell office:value-type="string" table:style-name="ce4">
            <text:p>R : <text:s/>Biomethane figures have previously been reported as litres whereas the correct unit of measurement for biogases is kilograms.</text:p>
          </table:table-cell>
          <table:table-cell table:number-columns-repeated="16383" table:style-name="ce4"/>
        </table:table-row>
        <table:table-row table:style-name="ro9">
          <table:table-cell office:value-type="string" table:style-name="ce42">
            <text:p><text:s text:c="3"/>All biomethane figures for previous years have been converted to litres equivalent.</text:p>
          </table:table-cell>
          <table:table-cell table:number-columns-repeated="16383" table:style-name="ce4"/>
        </table:table-row>
        <table:table-row table:number-rows-repeated="2" table:style-name="ro9">
          <table:table-cell table:number-columns-repeated="16384" table:style-name="ce4"/>
        </table:table-row>
        <table:table-row table:number-rows-repeated="1048533" table:style-name="ro6">
          <table:table-cell table:number-columns-repeated="16384"/>
        </table:table-row>
        <table:named-expressions>
          <table:named-range table:name="Print_Area" table:cell-range-address="ENV0501.$A$4:ENV0501.$L$43" table:base-cell-address="ENV05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ms Rmn" svg:font-family="&quot;Tms Rmn&quot;"/>
    <style:font-face style:name="Arial1" svg:font-family="Arial1"/>
    <style:font-face style:name="Helv" svg:font-family="Helv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9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9P0"/>
    </number:currency-style>
    <style:style style:name="Comma" style:family="table-cell" style:data-style-name="N38"/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_32_2" style:display-name="Normal 2 2" style:family="table-cell" style:data-style-name="N0">
      <style:table-cell-properties style:vertical-align="automatic" fo:background-color="transparent"/>
    </style:style>
    <style:style style:name="Normal_20110" style:family="table-cell" style:data-style-name="N0">
      <style:table-cell-properties style:vertical-align="automatic" fo:background-color="transparent"/>
    </style:style>
    <style:style style:name="Normal_TSGB_32_3.2_32__40_2009_41_" style:display-name="Normal_TSGB 3.2 (2009)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Normal_TSGB_32_3.8_32_1990-2008_32_-_32_progress" style:display-name="Normal_TSGB 3.8 1990-2008 - progress" style:family="table-cell" style:data-style-name="N0">
      <style:table-cell-properties style:vertical-align="automatic" fo:background-color="transparent"/>
      <style:text-properties style:font-name="Tms Rmn" style:font-name-asian="Tms Rmn" style:font-name-complex="Tms Rmn"/>
    </style:style>
    <style:style style:name="Percent_32_2" style:display-name="Percent 2" style:family="table-cell" style:data-style-name="N13">
      <style:table-cell-properties style:vertical-align="automatic" fo:background-color="transparent"/>
    </style:style>
    <style:style style:name="Percent_32_2_32_2_32_2" style:display-name="Percent 2 2 2" style:family="table-cell" style:data-style-name="N13">
      <style:table-cell-properties style:vertical-align="automatic" fo:background-color="transparent"/>
    </style:style>
    <style:style style:name="Refdb_32_standard" style:display-name="Refdb standard" style:family="table-cell" style:data-style-name="N0">
      <style:table-cell-properties style:vertical-align="automatic" fo:background-color="transparen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yle_32_1" style:display-name="Style 1" style:family="table-cell" style:data-style-name="N0">
      <style:table-cell-properties style:vertical-align="top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511811023622047in" fo:margin-bottom="0.511811023622047in" fo:margin-left="0.551181102362205in" fo:margin-right="0.551181102362205in" style:print-orientation="portrait" style:print-page-order="ttb" style:first-page-number="continue" style:scale-to="65%" style:table-centering="horizontal" style:print="objects charts drawings"/>
      <style:header-style>
        <style:header-footer-properties fo:min-height="0.275590551181102in" fo:margin-left="0.551181102362205in" fo:margin-right="0.551181102362205in" fo:margin-bottom="0in"/>
      </style:header-style>
      <style:footer-style>
        <style:header-footer-properties fo:min-height="0.275590551181102in" fo:margin-left="0.551181102362205in" fo:margin-right="0.55118110236220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DorothyA Anderson</meta:initial-creator>
    <dc:creator>Shawn Weekes</dc:creator>
    <meta:creation-date>2009-08-20T10:50:51Z</meta:creation-date>
    <dc:date>2018-12-03T14:30:32Z</dc:date>
    <meta:print-date>2018-12-03T14:30:00Z</meta:print-date>
    <meta:editing-cycles>1</meta:editing-cycles>
    <meta:editing-duration>PT180S</meta:editing-duration>
    <meta:user-defined meta:name="_AuthorEmail">Hiten.Shah@dft.gsi.gov.uk</meta:user-defined>
    <meta:user-defined meta:name="_AuthorEmailDisplayName">Hiten Shah</meta:user-defined>
    <meta:user-defined meta:name="_EmailSubject">TSGB table on HGV fuel consumption</meta:user-defined>
    <meta:user-defined meta:name="_NewReviewCycle"/>
    <meta:user-defined meta:name="_ReviewingToolsShownOnce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solid" svg:stroke-width="0.00354in" svg:stroke-color="#000000" svg:stroke-opacity="100%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1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chart-properties chart:auto-position="true"/>
      <style:graphic-properties draw:fill="solid" draw:fill-color="#ffffff" draw:opacity="100%" draw:stroke="solid" svg:stroke-width="0.00354in" svg:stroke-color="#000000" svg:stroke-opacity="100%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389in" style:font-size-asian="0.16389in" style:font-size-complex="0.163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dash" draw:stroke-dash="a1" svg:stroke-width="0.00354in" svg:stroke-color="#000000" svg:stroke-opacity="100%" draw:stroke-linejoin="round" svg:stroke-linecap="butt"/>
    </style:style>
    <style:style style:family="chart" style:name="Axs1" style:data-style-name="N0">
      <style:chart-properties chart:link-data-style-to-source="false" chart:visible="true" chart:logarithmic="false" chart:interval-major="1" chart:interval-minor-divisor="1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0354in" svg:stroke-color="#00000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02083in" style:font-size-asian="0.02083in" style:font-size-complex="0.02083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4173in" svg:stroke-color="#000000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dash" draw:stroke-dash="a3" svg:stroke-width="0.04173in" svg:stroke-color="#000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0354in" svg:stroke-color="#000000" svg:stroke-opacity="100%"/>
    </style:style>
  </office:automatic-styles>
  <office:body>
    <office:chart>
      <chart:chart chart:class="chart:line" svg:height="0.0280314960629921pt" svg:width="217.190157480315pt" chart:style-name="Crt0">
        <chart:legend chart:legend-position="end" chart:legend-align="center" chart:style-name="Lgnd"/>
        <chart:plot-area chart:style-name="Plt0" chart:data-source-has-labels="both">
          <chart:axis chart:dimension="y" chart:name="primary-y" chart:style-name="Axs0">
            <chart:title chart:style-name="AT00">
              <text:p text:style-name="a0" text:class-names="" text:cond-style-name="">Litres per 100 kilomet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Year</text:p>
            </chart:title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etrol Car</text:p>
              </table:table-cell>
              <table:table-cell office:value-type="string">
                <text:p>Diesel Car</text:p>
              </table:table-cell>
            </table:table-row>
          </table:table-header-rows>
          <table:table-row>
            <table:table-cell office:value-type="float" office:value="1998"/>
            <table:table-cell office:value-type="float" office:value="8.2304347826087003"/>
            <table:table-cell office:value-type="float" office:value="6.9771863117870696"/>
          </table:table-row>
          <table:table-row>
            <table:table-cell office:value-type="float" office:value="1999"/>
            <table:table-cell office:value-type="float" office:value="8.1086956521739104"/>
            <table:table-cell office:value-type="float" office:value="6.6844106463878301"/>
          </table:table-row>
          <table:table-row>
            <table:table-cell office:value-type="float" office:value="2000"/>
            <table:table-cell office:value-type="float" office:value="7.9652173913043498"/>
            <table:table-cell office:value-type="float" office:value="6.3764258555133102"/>
          </table:table-row>
          <table:table-row>
            <table:table-cell office:value-type="float" office:value="2001"/>
            <table:table-cell office:value-type="float" office:value="7.8602142557467101"/>
            <table:table-cell office:value-type="float" office:value="6.2607009634418098"/>
          </table:table-row>
          <table:table-row>
            <table:table-cell office:value-type="float" office:value="2002"/>
            <table:table-cell office:value-type="float" office:value="7.7609585184120702"/>
            <table:table-cell office:value-type="float" office:value="6.1826396265910804"/>
          </table:table-row>
          <table:table-row>
            <table:table-cell office:value-type="float" office:value="2003"/>
            <table:table-cell office:value-type="float" office:value="7.6371500815290201"/>
            <table:table-cell office:value-type="float" office:value="6.2503922027202101"/>
          </table:table-row>
          <table:table-row>
            <table:table-cell office:value-type="float" office:value="2004"/>
            <table:table-cell office:value-type="float" office:value="7.6015627623693804"/>
            <table:table-cell office:value-type="float" office:value="6.2338499387556503"/>
          </table:table-row>
          <table:table-row>
            <table:table-cell office:value-type="float" office:value="2005"/>
            <table:table-cell office:value-type="float" office:value="7.5003419147902202"/>
            <table:table-cell office:value-type="float" office:value="6.2767227677544097"/>
          </table:table-row>
          <table:table-row>
            <table:table-cell office:value-type="float" office:value="2006"/>
            <table:table-cell office:value-type="float" office:value="7.3441964695074597"/>
            <table:table-cell office:value-type="float" office:value="6.3117870722433498"/>
          </table:table-row>
          <table:table-row>
            <table:table-cell office:value-type="float" office:value="2007"/>
            <table:table-cell office:value-type="float" office:value="7.1913043478260903"/>
            <table:table-cell office:value-type="float" office:value="6.2277566539924001"/>
          </table:table-row>
          <table:table-row>
            <table:table-cell office:value-type="float" office:value="2008"/>
            <table:table-cell office:value-type="float" office:value="6.9347826086956497"/>
            <table:table-cell office:value-type="float" office:value="5.9733840304182504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stroke-dash draw:name="a1" draw:style="rect" draw:dots1="1" draw:dots1-length="0.04173in" draw:distance="0.04173in"/>
    <draw:stroke-dash draw:name="a3" draw:style="rect" draw:dots1="1" draw:dots1-length="0.04173in" draw:distance="0.04173in"/>
  </office:styles>
</office:document-styles>
</file>